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49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7_modecoupling_frequency" table:style-name="ta1">
        <table:shapes>
          <draw:frame draw:z-index="0" draw:style-name="gr1" draw:text-style-name="P1" svg:width="528.55pt" svg:height="284.26pt" svg:x="296.31pt" svg:y="23.92pt">
            <loext:p draw:notify-on-update-of-ranges="7_modecoupling_frequency.B2:7_modecoupling_frequency.B20 7_modecoupling_frequency.C2:7_modecoupling_frequency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61.19pt" svg:y="318.22pt">
            <loext:p draw:notify-on-update-of-ranges="7_modecoupling_frequency.B21:7_modecoupling_frequency.B47 7_modecoupling_frequency.C21:7_modecoupling_frequency.C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236.61pt" svg:y="1021.66pt">
            <loext:p draw:notify-on-update-of-ranges="7_modecoupling_frequency.B72:7_modecoupling_frequency.B99 7_modecoupling_frequency.C72:7_modecoupling_frequency.C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rennweite mm</text:p>
          </table:table-cell>
          <table:table-cell office:value-type="string" calcext:value-type="string">
            <text:p>winkel in grad</text:p>
          </table:table-cell>
          <table:table-cell office:value-type="string" calcext:value-type="string">
            <text:p>leistung in mV +- 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2" calcext:value-type="float">
            <text:p>26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" calcext:value-type="float">
            <text:p>26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2" calcext:value-type="float">
            <text:p>27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4" calcext:value-type="float">
            <text:p>2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6" calcext:value-type="float">
            <text:p>27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2" calcext:value-type="float">
            <text:p>28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8" calcext:value-type="float">
            <text:p>2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2" calcext:value-type="float">
            <text:p>2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4" calcext:value-type="float">
            <text:p>26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8" calcext:value-type="float">
            <text:p>2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2" calcext:value-type="float">
            <text:p>2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3" calcext:value-type="float">
            <text:p>27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7" calcext:value-type="float">
            <text:p>27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8" calcext:value-type="float">
            <text:p>27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9" calcext:value-type="float">
            <text:p>27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1" calcext:value-type="float">
            <text:p>28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3" calcext:value-type="float">
            <text:p>28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4" calcext:value-type="float">
            <text:p>2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5" calcext:value-type="float">
            <text:p>28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6" calcext:value-type="float">
            <text:p>28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4" calcext:value-type="float">
            <text:p>2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8" calcext:value-type="float">
            <text:p>25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2" calcext:value-type="float">
            <text:p>26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4" calcext:value-type="float">
            <text:p>26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8" calcext:value-type="float">
            <text:p>2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2" calcext:value-type="float">
            <text:p>2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8.1" calcext:value-type="float">
            <text:p>8.1</text:p>
          </table:table-cell>
        </table:table-row>
        <table:table-row table:style-name="ro1">
          <table:table-cell/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4.2" calcext:value-type="float">
            <text:p>14.2</text:p>
          </table:table-cell>
        </table:table-row>
        <table:table-row table:style-name="ro1">
          <table:table-cell/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9.3" calcext:value-type="float">
            <text:p>29.3</text:p>
          </table:table-cell>
        </table:table-row>
        <table:table-row table:style-name="ro1">
          <table:table-cell/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72.2" calcext:value-type="float">
            <text:p>72.2</text:p>
          </table:table-cell>
        </table:table-row>
        <table:table-row table:style-name="ro1">
          <table:table-cell/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99.4" calcext:value-type="float">
            <text:p>99.4</text:p>
          </table:table-cell>
        </table:table-row>
        <table:table-row table:style-name="ro1">
          <table:table-cell/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110.6" calcext:value-type="float">
            <text:p>110.6</text:p>
          </table:table-cell>
        </table:table-row>
        <table:table-row table:style-name="ro1">
          <table:table-cell/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93.1" calcext:value-type="float">
            <text:p>93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77.1" calcext:value-type="float">
            <text:p>77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81.4" calcext:value-type="float">
            <text:p>81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13.3" calcext:value-type="float">
            <text:p>113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17.6" calcext:value-type="float">
            <text:p>117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118.7" calcext:value-type="float">
            <text:p>118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5.7" calcext:value-type="float">
            <text:p>5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0:45:12.33021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6-13T11:26:54.653799334</dc:date>
    <meta:editing-duration>PT18H15M44S</meta:editing-duration>
    <meta:editing-cycles>7</meta:editing-cycles>
    <meta:document-statistic meta:table-count="1" meta:cell-count="2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647cm" svg:height="10.029cm" xlink:href=".." xlink:type="simple" chart:class="chart:scatter" chart:style-name="ch1">
        <chart:legend chart:legend-position="end" svg:x="15.795cm" svg:y="4.675cm" style:legend-expansion="high" chart:style-name="ch2"/>
        <chart:plot-area chart:style-name="ch3" table:cell-range-address="7_modecoupling_frequency.B2:7_modecoupling_frequency.C20" svg:x="0.372cm" svg:y="0.2cm" svg:width="15.051cm" svg:height="9.629cm">
          <chartooo:coordinate-region svg:x="0.994cm" svg:y="0.439cm" svg:width="13.964cm" svg:height="8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7_modecoupling_frequency.C2:7_modecoupling_frequency.C20" chart:class="chart:scatter">
            <chart:domain table:cell-range-address="7_modecoupling_frequency.B2:7_modecoupling_frequency.B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8">
                <text:p>258</text:p>
                <draw:g>
                  <svg:desc>7_modecoupling_frequency.B2:7_modecoupling_frequency.B20</svg:desc>
                </draw:g>
              </table:table-cell>
              <table:table-cell office:value-type="float" office:value="140">
                <text:p>140</text:p>
                <draw:g>
                  <svg:desc>7_modecoupling_frequency.C2:7_modecoupling_frequency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">
                <text:p>26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">
                <text:p>2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">
                <text:p>26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">
                <text:p>2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2">
                <text:p>27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">
                <text:p>27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">
                <text:p>2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0">
                <text:p>2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">
                <text:p>2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4">
                <text:p>2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">
                <text:p>2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8">
                <text:p>2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">
                <text:p>2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2">
                <text:p>29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161cm" style:legend-expansion="high" chart:style-name="ch2"/>
        <chart:plot-area chart:style-name="ch3" table:cell-range-address="7_modecoupling_frequency.B72:7_modecoupling_frequency.C99" svg:x="0.32cm" svg:y="0.18cm" svg:width="13.097cm" svg:height="8.64cm">
          <chartooo:coordinate-region svg:x="0.941cm" svg:y="0.419cm" svg:width="12.01cm" svg:height="7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7_modecoupling_frequency.C72:7_modecoupling_frequency.C99" chart:class="chart:scatter">
            <chart:domain table:cell-range-address="7_modecoupling_frequency.B72:7_modecoupling_frequency.B99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2">
                <text:p>232</text:p>
                <draw:g>
                  <svg:desc>7_modecoupling_frequency.B72:7_modecoupling_frequency.B99</svg:desc>
                </draw:g>
              </table:table-cell>
              <table:table-cell office:value-type="float" office:value="6">
                <text:p>6</text:p>
                <draw:g>
                  <svg:desc>7_modecoupling_frequency.C72:7_modecoupling_frequency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">
                <text:p>23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6">
                <text:p>23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8">
                <text:p>238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">
                <text:p>24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2">
                <text:p>242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">
                <text:p>2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">
                <text:p>246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">
                <text:p>250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4">
                <text:p>254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6">
                <text:p>256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">
                <text:p>258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">
                <text:p>2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2">
                <text:p>262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4">
                <text:p>264</text:p>
              </table:table-cell>
              <table:table-cell office:value-type="float" office:value="117.6">
                <text:p>11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">
                <text:p>266</text:p>
              </table:table-cell>
              <table:table-cell office:value-type="float" office:value="118.7">
                <text:p>118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8">
                <text:p>268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2">
                <text:p>272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4">
                <text:p>27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">
                <text:p>27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8">
                <text:p>278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0">
                <text:p>28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2">
                <text:p>28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4">
                <text:p>28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6">
                <text:p>286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161cm" style:legend-expansion="high" chart:style-name="ch2"/>
        <chart:plot-area chart:style-name="ch3" table:cell-range-address="7_modecoupling_frequency.B21:7_modecoupling_frequency.C47" svg:x="0.32cm" svg:y="0.18cm" svg:width="13.097cm" svg:height="8.64cm">
          <chartooo:coordinate-region svg:x="0.941cm" svg:y="0.419cm" svg:width="12.01cm" svg:height="7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7_modecoupling_frequency.C21:7_modecoupling_frequency.C47" chart:class="chart:scatter">
            <chart:domain table:cell-range-address="7_modecoupling_frequency.B21:7_modecoupling_frequency.B47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8">
                <text:p>258</text:p>
                <draw:g>
                  <svg:desc>7_modecoupling_frequency.B21:7_modecoupling_frequency.B47</svg:desc>
                </draw:g>
              </table:table-cell>
              <table:table-cell office:value-type="float" office:value="112">
                <text:p>112</text:p>
                <draw:g>
                  <svg:desc>7_modecoupling_frequency.C21:7_modecoupling_frequency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">
                <text:p>26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4">
                <text:p>26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6">
                <text:p>26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8">
                <text:p>2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">
                <text:p>2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">
                <text:p>27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">
                <text:p>27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4">
                <text:p>27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">
                <text:p>2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">
                <text:p>27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7">
                <text:p>2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8">
                <text:p>2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9">
                <text:p>27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">
                <text:p>2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1">
                <text:p>2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2">
                <text:p>28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">
                <text:p>2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5">
                <text:p>2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6">
                <text:p>2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7">
                <text:p>2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">
                <text:p>28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">
                <text:p>2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2">
                <text:p>29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